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margin-top="0.101cm" fo:margin-bottom="0.101cm" loext:contextual-spacing="false"/>
      <style:text-properties officeooo:rsid="001b9070" officeooo:paragraph-rsid="001b9070"/>
    </style:style>
    <style:style style:name="P2" style:family="paragraph" style:parent-style-name="Standard">
      <style:paragraph-properties fo:margin-top="0.101cm" fo:margin-bottom="0.101cm" loext:contextual-spacing="false"/>
      <style:text-properties officeooo:rsid="001b9070" officeooo:paragraph-rsid="001b9070"/>
    </style:style>
    <style:style style:name="P3" style:family="paragraph" style:parent-style-name="Standard">
      <style:paragraph-properties fo:margin-top="0.101cm" fo:margin-bottom="0.101cm" loext:contextual-spacing="false"/>
      <style:text-properties officeooo:rsid="001c2b36" officeooo:paragraph-rsid="001c2b36"/>
    </style:style>
    <style:style style:name="P4" style:family="paragraph" style:parent-style-name="Standard">
      <style:paragraph-properties fo:margin-top="0.101cm" fo:margin-bottom="0.101cm" loext:contextual-spacing="false"/>
      <style:text-properties officeooo:rsid="001eef79" officeooo:paragraph-rsid="001eef79"/>
    </style:style>
    <style:style style:name="P5" style:family="paragraph" style:parent-style-name="Standard" style:list-style-name="L3">
      <style:paragraph-properties fo:margin-top="0.101cm" fo:margin-bottom="0.101cm" loext:contextual-spacing="false"/>
      <style:text-properties officeooo:rsid="001eef79" officeooo:paragraph-rsid="001eef79"/>
    </style:style>
    <style:style style:name="P6" style:family="paragraph" style:parent-style-name="Standard" style:list-style-name="L4">
      <style:paragraph-properties fo:margin-top="0.101cm" fo:margin-bottom="0.101cm" loext:contextual-spacing="false"/>
      <style:text-properties officeooo:rsid="001eef79" officeooo:paragraph-rsid="001eef79"/>
    </style:style>
    <style:style style:name="P7" style:family="paragraph" style:parent-style-name="Standard" style:list-style-name="L4">
      <style:paragraph-properties fo:margin-top="0.101cm" fo:margin-bottom="0.101cm" loext:contextual-spacing="false"/>
      <style:text-properties officeooo:rsid="001f0a5b" officeooo:paragraph-rsid="001f0a5b"/>
    </style:style>
    <style:style style:name="P8" style:family="paragraph" style:parent-style-name="Standard">
      <style:paragraph-properties fo:margin-top="0.101cm" fo:margin-bottom="0.101cm" loext:contextual-spacing="false"/>
      <style:text-properties officeooo:rsid="001f0a5b" officeooo:paragraph-rsid="001f0a5b"/>
    </style:style>
    <style:style style:name="P9" style:family="paragraph" style:parent-style-name="Standard" style:list-style-name="L5">
      <style:paragraph-properties fo:margin-top="0.101cm" fo:margin-bottom="0.101cm" loext:contextual-spacing="false"/>
      <style:text-properties officeooo:rsid="001f0a5b" officeooo:paragraph-rsid="001f0a5b"/>
    </style:style>
    <style:style style:name="P10" style:family="paragraph" style:parent-style-name="Standard" style:list-style-name="L6">
      <style:paragraph-properties fo:margin-top="0.101cm" fo:margin-bottom="0.101cm" loext:contextual-spacing="false"/>
      <style:text-properties officeooo:rsid="001f0a5b" officeooo:paragraph-rsid="001f0a5b"/>
    </style:style>
    <style:style style:name="P11" style:family="paragraph" style:parent-style-name="Standard" style:list-style-name="L7">
      <style:paragraph-properties fo:margin-top="0.101cm" fo:margin-bottom="0.101cm" loext:contextual-spacing="false"/>
      <style:text-properties officeooo:rsid="00206f4c" officeooo:paragraph-rsid="00206f4c"/>
    </style:style>
    <style:style style:name="P12" style:family="paragraph" style:parent-style-name="Standard">
      <style:paragraph-properties fo:margin-top="0.101cm" fo:margin-bottom="0.101cm" loext:contextual-spacing="false"/>
      <style:text-properties officeooo:rsid="00206f4c" officeooo:paragraph-rsid="00206f4c"/>
    </style:style>
    <style:style style:name="P13" style:family="paragraph" style:parent-style-name="Standard" style:list-style-name="L9">
      <style:paragraph-properties fo:margin-top="0.101cm" fo:margin-bottom="0.101cm" loext:contextual-spacing="false"/>
      <style:text-properties officeooo:rsid="00206f4c" officeooo:paragraph-rsid="00206f4c"/>
    </style:style>
    <style:style style:name="P14" style:family="paragraph" style:parent-style-name="Standard" style:list-style-name="L10">
      <style:paragraph-properties fo:margin-top="0.101cm" fo:margin-bottom="0.101cm" loext:contextual-spacing="false"/>
      <style:text-properties officeooo:rsid="00206f4c" officeooo:paragraph-rsid="00206f4c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19de78" officeooo:paragraph-rsid="0019de78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1b9070" officeooo:paragraph-rsid="001b9070"/>
    </style:style>
    <style:style style:name="P17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1a3362" officeooo:paragraph-rsid="001a3362"/>
    </style:style>
    <style:style style:name="P18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1b9070" officeooo:paragraph-rsid="001b9070"/>
    </style:style>
    <style:style style:name="T1" style:family="text">
      <style:text-properties officeooo:rsid="001c2b36"/>
    </style:style>
    <style:style style:name="T2" style:family="text">
      <style:text-properties officeooo:rsid="001d5f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1. Streszczenie systemu</text:p>
      <text:p text:style-name="P15"/>
      <text:p text:style-name="P16">1.1 Cel systemu</text:p>
      <text:p text:style-name="P17"><text:tab/>Celem systemu jest obsługa wypożyczali książek. System ma służyć użytkownikom do przeglądania katalogów, zamawiania i wypożyczania książek oraz pracownikom biblioteki do zarządzania zbiorami. </text:p>
      <text:p text:style-name="P17"/>
      <text:p text:style-name="P18">1.2 Udziałowcy</text:p>
      <text:p text:style-name="P18">Użytkownicy:</text:p>
      <text:list xml:id="list2443845475" text:style-name="L2">
        <text:list-item>
          <text:p text:style-name="P1">użytkownik - dowolna osoba przeglądająca bibliotekę, która posiada dostęp do internetu</text:p>
        </text:list-item>
        <text:list-item>
          <text:p text:style-name="P1">pracownik – osoba zatrudniona w bibliotece, zarządzająca wypożyczeniami oraz katalogiem książek</text:p>
        </text:list-item>
        <text:list-item>
          <text:p text:style-name="P1">kierownik – <text:span text:style-name="T1">właściciel biblioteki lub inna osoba odpowiedzialna za zarządzanie pracownikami</text:span></text:p>
        </text:list-item>
      </text:list>
      <text:p text:style-name="P2">Nabywca systemu:</text:p>
      <text:p text:style-name="P2"><text:tab/>Nabywcą opisanego systemu są właściciele biblioteki. System może być dostosowany do indywidualnych potrzeb zamawiającego.</text:p>
      <text:p text:style-name="P3">1.3 Granice systemu</text:p>
      <text:p text:style-name="P3"><text:tab/><text:span text:style-name="T2">Granicę systemu dla użytkowników będzie stanowić udostępniona strona internetowa umożliwiająca przeglądanie katalogów oraz zamawianie i wypożyczanie książek. Pracownicy będą mieli dostęp do paneli zarządzania użytkownikami, wypożyczeniami, i katalogiem książek. Kierownik dodatkowo będzie mógł zarządzać listą pracowników.</text:span></text:p>
      <text:p text:style-name="P3"/>
      <text:p text:style-name="P4">Główne wejścia systemu:</text:p>
      <text:p text:style-name="P4">Dla użytkownika:</text:p>
      <text:list xml:id="list2061073811" text:style-name="L3">
        <text:list-item>
          <text:p text:style-name="P5">formularz rejestracji (tworzenie nowego konta)</text:p>
        </text:list-item>
        <text:list-item>
          <text:p text:style-name="P5">formularz logowania</text:p>
        </text:list-item>
        <text:list-item>
          <text:p text:style-name="P5">formularz edycji konta</text:p>
        </text:list-item>
        <text:list-item>
          <text:p text:style-name="P5">formularz zamawiania</text:p>
        </text:list-item>
        <text:list-item>
          <text:p text:style-name="P5">formularz wypożyczania</text:p>
        </text:list-item>
        <text:list-item>
          <text:p text:style-name="P5">formularz wyszukiwania w katalogach</text:p>
        </text:list-item>
      </text:list>
      <text:p text:style-name="P4">Dla pracownika:</text:p>
      <text:list xml:id="list2974562367" text:style-name="L4">
        <text:list-item>
          <text:p text:style-name="P6">wszystkie wejścia dla użytkowników</text:p>
        </text:list-item>
        <text:list-item>
          <text:p text:style-name="P6">formularz edycji książki</text:p>
        </text:list-item>
        <text:list-item>
          <text:p text:style-name="P6">formularz dodawania książki</text:p>
        </text:list-item>
        <text:list-item>
          <text:p text:style-name="P7">formularz zarządzania użytkownikami</text:p>
        </text:list-item>
      </text:list>
      <text:p text:style-name="P8">Dla kierownika:</text:p>
      <text:list xml:id="list1464632566" text:style-name="L5">
        <text:list-item>
          <text:p text:style-name="P9">wszystkie wejścia dla pracownika</text:p>
        </text:list-item>
        <text:list-item>
          <text:p text:style-name="P9">formularz zarządzania pracownikami</text:p>
        </text:list-item>
      </text:list>
      <text:p text:style-name="P3"><text:tab/></text:p>
      <text:p text:style-name="P8"><text:soft-page-break/>Główne wyjścia systemu:</text:p>
      <text:p text:style-name="P8">Dla użytkownika:</text:p>
      <text:list xml:id="list3033589822" text:style-name="L6">
        <text:list-item>
          <text:p text:style-name="P10">lista książek</text:p>
        </text:list-item>
        <text:list-item>
          <text:p text:style-name="P10">pełen opis książki</text:p>
        </text:list-item>
        <text:list-item>
          <text:p text:style-name="P10">stan konta(wypożyczenia, zamówienia, naliczone opłaty)</text:p>
        </text:list-item>
        <text:list-item>
          <text:p text:style-name="P10">proponowane tytuły do wypożyczeniami</text:p>
        </text:list-item>
      </text:list>
      <text:p text:style-name="P8">Dla pracownika:</text:p>
      <text:list xml:id="list1609895963" text:style-name="L7">
        <text:list-item>
          <text:p text:style-name="P11">wszystkie wyjścia użytkownika</text:p>
        </text:list-item>
        <text:list-item>
          <text:p text:style-name="P11">lista użytkowników</text:p>
        </text:list-item>
      </text:list>
      <text:p text:style-name="P12">Dla kierownika:</text:p>
      <text:list xml:id="list467068245" text:style-name="L9">
        <text:list-item>
          <text:p text:style-name="P13">wszystkie wyjścia pracowników</text:p>
        </text:list-item>
        <text:list-item>
          <text:p text:style-name="P13">lista pracowników</text:p>
        </text:list-item>
      </text:list>
      <text:p text:style-name="P12">1.4 Lista możliwości systemu:</text:p>
      <text:list xml:id="list3036592747" text:style-name="L10">
        <text:list-item>
          <text:p text:style-name="P14">rejestracja, logowanie i edycja konta przez użytkowników</text:p>
        </text:list-item>
        <text:list-item>
          <text:p text:style-name="P14">przeglądanie, zamawianie, prolongowanie i wypożyczanie książek </text:p>
        </text:list-item>
        <text:list-item>
          <text:p text:style-name="P14">wyszukiwanie w katalogach wg kryteriów</text:p>
        </text:list-item>
        <text:list-item>
          <text:p text:style-name="P14">proponowanie książek do wypożyczenia</text:p>
        </text:list-item>
        <text:list-item>
          <text:p text:style-name="P14">naliczanie opłat </text:p>
        </text:list-item>
        <text:list-item>
          <text:p text:style-name="P14">blokowanie dostępu do konta</text:p>
        </text:list-item>
        <text:list-item>
          <text:p text:style-name="P14">powiadomienia e-mail ( o zbliżającym się terminie oddania, naliczonych opłatach)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8:33:18.967026351</meta:creation-date>
    <dc:date>2017-11-06T19:47:41.353116787</dc:date>
    <meta:editing-duration>PT12M49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2" meta:paragraph-count="49" meta:word-count="270" meta:character-count="2095" meta:non-whitespace-character-count="1894"/>
  </office:meta>
</office:document-meta>
</file>